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4.9413in" svg:height="3.7602in" svg:x="3.4768in" svg:y="0in">
            <draw:object draw:notify-on-update-of-ranges="Sheet1.A2:Sheet1.A16 Sheet1.B2:Sheet1.B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.6382in" svg:height="3.9823in" svg:x="3.3118in" svg:y="3.8665in">
            <draw:object draw:notify-on-update-of-ranges="Sheet1.A2:Sheet1.A16 Sheet1.C2:Sheet1.C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0000875113">
            <text:p>8.75113E-006</text:p>
          </table:table-cell>
          <table:table-cell office:value-type="float" office:value="17.3931">
            <text:p>17.393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000103514">
            <text:p>1.03514E-005</text:p>
          </table:table-cell>
          <table:table-cell office:value-type="float" office:value="14.4501">
            <text:p>14.450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00011796">
            <text:p>0.000011796</text:p>
          </table:table-cell>
          <table:table-cell office:value-type="float" office:value="12.4234">
            <text:p>12.423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000139064">
            <text:p>1.39064E-005</text:p>
          </table:table-cell>
          <table:table-cell office:value-type="float" office:value="10.0358">
            <text:p>10.035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000159489">
            <text:p>1.59489E-005</text:p>
          </table:table-cell>
          <table:table-cell office:value-type="float" office:value="8.28056">
            <text:p>8.2805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000178273">
            <text:p>1.78273E-005</text:p>
          </table:table-cell>
          <table:table-cell office:value-type="float" office:value="7.0821">
            <text:p>7.082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000202007">
            <text:p>2.02007E-005</text:p>
          </table:table-cell>
          <table:table-cell office:value-type="float" office:value="5.885">
            <text:p>5.88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00283389">
            <text:p>2.83389E-005</text:p>
          </table:table-cell>
          <table:table-cell office:value-type="float" office:value="3.70604">
            <text:p>3.7060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000303423">
            <text:p>3.03423E-005</text:p>
          </table:table-cell>
          <table:table-cell office:value-type="float" office:value="3.28136">
            <text:p>3.28136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000320313">
            <text:p>3.20313E-005</text:p>
          </table:table-cell>
          <table:table-cell office:value-type="float" office:value="2.94017">
            <text:p>2.9401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000333307">
            <text:p>3.33307E-005</text:p>
          </table:table-cell>
          <table:table-cell office:value-type="float" office:value="2.67585">
            <text:p>2.67585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000337609">
            <text:p>3.37609E-005</text:p>
          </table:table-cell>
          <table:table-cell office:value-type="float" office:value="2.48166">
            <text:p>2.4816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000333642">
            <text:p>3.33642E-005</text:p>
          </table:table-cell>
          <table:table-cell office:value-type="float" office:value="2.41335">
            <text:p>2.4133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000320486">
            <text:p>3.20486E-005</text:p>
          </table:table-cell>
          <table:table-cell office:value-type="float" office:value="2.4447">
            <text:p>2.444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000298367">
            <text:p>2.98367E-005</text:p>
          </table:table-cell>
          <table:table-cell office:value-type="float" office:value="2.57479">
            <text:p>2.57479</text:p>
          </table:table-cell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14:02:45</meta:creation-date>
    <dc:date>2015-04-04T14:06:54</dc:date>
    <meta:editing-duration>PT1M46S</meta:editing-duration>
    <meta:editing-cycles>2</meta:editing-cycles>
    <meta:generator>LibreOffice/4.0.4.2$MacOSX_x86 LibreOffice_project/9e9821abd0ffdbc09cd8c52eaa574fa09eb08f2</meta:generator>
    <meta:document-statistic meta:table-count="1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52cm" svg:height="9.552cm" xlink:href=".." xlink:type="simple" chart:class="chart:scatter" chart:style-name="ch1">
        <chart:title svg:x="4.878cm" svg:y="0.326cm" chart:style-name="ch2">
          <text:p>tn0 VS Temp</text:p>
        </chart:title>
        <chart:subtitle svg:x="5.125cm" svg:y="1.306cm" chart:style-name="ch3">
          <text:p>Fe_1103_01</text:p>
        </chart:subtitle>
        <chart:plot-area chart:style-name="ch4" table:cell-range-address="Sheet1.A2:Sheet1.B16" svg:x="1.249cm" svg:y="2.367cm" svg:width="10.801cm" svg:height="6.026cm">
          <chartooo:coordinate-region svg:x="2.972cm" svg:y="2.557cm" svg:width="8.787cm" svg:height="5.207cm"/>
          <chart:axis chart:dimension="x" chart:name="primary-x" chart:style-name="ch5">
            <chart:title svg:x="6.246cm" svg:y="8.585cm" chart:style-name="ch6">
              <text:p>T (K)</text:p>
            </chart:title>
          </chart:axis>
          <chart:axis chart:dimension="y" chart:name="primary-y" chart:style-name="ch5">
            <chart:title svg:x="0.451cm" svg:y="5.66cm" chart:style-name="ch7">
              <text:p>tn0</text:p>
            </chart:title>
            <chart:grid chart:style-name="ch8" chart:class="major"/>
          </chart:axis>
          <chart:series chart:style-name="ch9" chart:values-cell-range-address="Sheet1.B2:Sheet1.B16" chart:class="chart:scatter">
            <chart:domain table:cell-range-address="Sheet1.A2:Sheet1.A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6</svg:desc>
                </draw:g>
              </table:table-cell>
              <table:table-cell office:value-type="float" office:value="0.00000875113">
                <text:p>0.00000875113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0.0000103514">
                <text:p>0.0000103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0.000011796">
                <text:p>0.000011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8">
                <text:p>428</text:p>
              </table:table-cell>
              <table:table-cell office:value-type="float" office:value="0.0000139064">
                <text:p>0.0000139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0.0000159489">
                <text:p>0.0000159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0.0000178273">
                <text:p>0.0000178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0.0000202007">
                <text:p>0.0000202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">
                <text:p>383</text:p>
              </table:table-cell>
              <table:table-cell office:value-type="float" office:value="0.0000283389">
                <text:p>0.0000283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3">
                <text:p>373</text:p>
              </table:table-cell>
              <table:table-cell office:value-type="float" office:value="0.0000303423">
                <text:p>0.0000303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">
                <text:p>363</text:p>
              </table:table-cell>
              <table:table-cell office:value-type="float" office:value="0.0000320313">
                <text:p>0.0000320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">
                <text:p>353</text:p>
              </table:table-cell>
              <table:table-cell office:value-type="float" office:value="0.0000333307">
                <text:p>0.0000333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0.0000337609">
                <text:p>0.0000337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8">
                <text:p>328</text:p>
              </table:table-cell>
              <table:table-cell office:value-type="float" office:value="0.0000333642">
                <text:p>0.0000333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8">
                <text:p>318</text:p>
              </table:table-cell>
              <table:table-cell office:value-type="float" office:value="0.0000320486">
                <text:p>0.0000320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0.0000298367">
                <text:p>0.0000298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22cm" svg:height="10.116cm" xlink:href=".." xlink:type="simple" chart:class="chart:scatter" chart:style-name="ch1">
        <chart:title svg:x="5.975cm" svg:y="0.337cm" chart:style-name="ch2">
          <text:p>k VS Temp</text:p>
        </chart:title>
        <chart:subtitle svg:x="6.01cm" svg:y="1.328cm" chart:style-name="ch3">
          <text:p>Fe_1103_01</text:p>
        </chart:subtitle>
        <chart:plot-area chart:style-name="ch4" table:cell-range-address="Sheet1.A2:Sheet1.A16 Sheet1.C2:Sheet1.C16" svg:x="1.284cm" svg:y="2.411cm" svg:width="12.466cm" svg:height="6.535cm">
          <chartooo:coordinate-region svg:x="1.936cm" svg:y="2.601cm" svg:width="11.523cm" svg:height="5.716cm"/>
          <chart:axis chart:dimension="x" chart:name="primary-x" chart:style-name="ch5">
            <chart:title svg:x="7.114cm" svg:y="9.149cm" chart:style-name="ch6">
              <text:p>T (K)</text:p>
            </chart:title>
          </chart:axis>
          <chart:axis chart:dimension="y" chart:name="primary-y" chart:style-name="ch5">
            <chart:title svg:x="0.451cm" svg:y="5.813cm" chart:style-name="ch7">
              <text:p>k</text:p>
            </chart:title>
            <chart:grid chart:style-name="ch8" chart:class="major"/>
          </chart:axis>
          <chart:series chart:style-name="ch9" chart:values-cell-range-address="Sheet1.C2:Sheet1.C16" chart:class="chart:scatter">
            <chart:domain table:cell-range-address="Sheet1.A2:Sheet1.A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6</svg:desc>
                </draw:g>
              </table:table-cell>
              <table:table-cell office:value-type="float" office:value="17.3931">
                <text:p>17.3931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14.4501">
                <text:p>14.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12.4234">
                <text:p>12.4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8">
                <text:p>428</text:p>
              </table:table-cell>
              <table:table-cell office:value-type="float" office:value="10.0358">
                <text:p>10.0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8.28056">
                <text:p>8.28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7.0821">
                <text:p>7.0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5.885">
                <text:p>5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">
                <text:p>383</text:p>
              </table:table-cell>
              <table:table-cell office:value-type="float" office:value="3.70604">
                <text:p>3.70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3">
                <text:p>373</text:p>
              </table:table-cell>
              <table:table-cell office:value-type="float" office:value="3.28136">
                <text:p>3.28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">
                <text:p>363</text:p>
              </table:table-cell>
              <table:table-cell office:value-type="float" office:value="2.94017">
                <text:p>2.94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">
                <text:p>353</text:p>
              </table:table-cell>
              <table:table-cell office:value-type="float" office:value="2.67585">
                <text:p>2.67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2.48166">
                <text:p>2.48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8">
                <text:p>328</text:p>
              </table:table-cell>
              <table:table-cell office:value-type="float" office:value="2.41335">
                <text:p>2.41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8">
                <text:p>318</text:p>
              </table:table-cell>
              <table:table-cell office:value-type="float" office:value="2.4447">
                <text:p>2.4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2.57479">
                <text:p>2.57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52cm" svg:height="9.552cm" xlink:href=".." xlink:type="simple" chart:class="chart:scatter" chart:style-name="ch1">
        <chart:title svg:x="4.878cm" svg:y="0.326cm" chart:style-name="ch2">
          <text:p>tn0 VS Temp</text:p>
        </chart:title>
        <chart:subtitle svg:x="5.125cm" svg:y="1.306cm" chart:style-name="ch3">
          <text:p>Fe_1103_01</text:p>
        </chart:subtitle>
        <chart:plot-area chart:style-name="ch4" table:cell-range-address="Sheet1.A2:Sheet1.B16" svg:x="1.249cm" svg:y="2.367cm" svg:width="10.801cm" svg:height="6.026cm">
          <chartooo:coordinate-region svg:x="2.972cm" svg:y="2.557cm" svg:width="8.787cm" svg:height="5.207cm"/>
          <chart:axis chart:dimension="x" chart:name="primary-x" chart:style-name="ch5">
            <chart:title svg:x="6.246cm" svg:y="8.585cm" chart:style-name="ch6">
              <text:p>T (K)</text:p>
            </chart:title>
          </chart:axis>
          <chart:axis chart:dimension="y" chart:name="primary-y" chart:style-name="ch5">
            <chart:title svg:x="0.451cm" svg:y="5.66cm" chart:style-name="ch7">
              <text:p>tn0</text:p>
            </chart:title>
            <chart:grid chart:style-name="ch8" chart:class="major"/>
          </chart:axis>
          <chart:series chart:style-name="ch9" chart:values-cell-range-address="Sheet1.B2:Sheet1.B16" chart:class="chart:scatter">
            <chart:domain table:cell-range-address="Sheet1.A2:Sheet1.A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6</svg:desc>
                </draw:g>
              </table:table-cell>
              <table:table-cell office:value-type="float" office:value="0.00000875113">
                <text:p>0.00000875113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0.0000103514">
                <text:p>0.00001035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0.000011796">
                <text:p>0.0000117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8">
                <text:p>428</text:p>
              </table:table-cell>
              <table:table-cell office:value-type="float" office:value="0.0000139064">
                <text:p>0.0000139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0.0000159489">
                <text:p>0.0000159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0.0000178273">
                <text:p>0.0000178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0.0000202007">
                <text:p>0.0000202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">
                <text:p>383</text:p>
              </table:table-cell>
              <table:table-cell office:value-type="float" office:value="0.0000283389">
                <text:p>0.0000283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3">
                <text:p>373</text:p>
              </table:table-cell>
              <table:table-cell office:value-type="float" office:value="0.0000303423">
                <text:p>0.0000303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">
                <text:p>363</text:p>
              </table:table-cell>
              <table:table-cell office:value-type="float" office:value="0.0000320313">
                <text:p>0.0000320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">
                <text:p>353</text:p>
              </table:table-cell>
              <table:table-cell office:value-type="float" office:value="0.0000333307">
                <text:p>0.00003333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0.0000337609">
                <text:p>0.0000337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8">
                <text:p>328</text:p>
              </table:table-cell>
              <table:table-cell office:value-type="float" office:value="0.0000333642">
                <text:p>0.0000333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8">
                <text:p>318</text:p>
              </table:table-cell>
              <table:table-cell office:value-type="float" office:value="0.0000320486">
                <text:p>0.00003204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0.0000298367">
                <text:p>0.00002983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22cm" svg:height="10.116cm" xlink:href=".." xlink:type="simple" chart:class="chart:scatter" chart:style-name="ch1">
        <chart:title svg:x="5.975cm" svg:y="0.337cm" chart:style-name="ch2">
          <text:p>k VS Temp</text:p>
        </chart:title>
        <chart:subtitle svg:x="6.01cm" svg:y="1.328cm" chart:style-name="ch3">
          <text:p>Fe_1103_01</text:p>
        </chart:subtitle>
        <chart:plot-area chart:style-name="ch4" table:cell-range-address="Sheet1.A2:Sheet1.A16 Sheet1.C2:Sheet1.C16" svg:x="1.284cm" svg:y="2.411cm" svg:width="12.466cm" svg:height="6.535cm">
          <chartooo:coordinate-region svg:x="1.936cm" svg:y="2.601cm" svg:width="11.523cm" svg:height="5.716cm"/>
          <chart:axis chart:dimension="x" chart:name="primary-x" chart:style-name="ch5">
            <chart:title svg:x="7.114cm" svg:y="9.149cm" chart:style-name="ch6">
              <text:p>T (K)</text:p>
            </chart:title>
          </chart:axis>
          <chart:axis chart:dimension="y" chart:name="primary-y" chart:style-name="ch5">
            <chart:title svg:x="0.451cm" svg:y="5.813cm" chart:style-name="ch7">
              <text:p>k</text:p>
            </chart:title>
            <chart:grid chart:style-name="ch8" chart:class="major"/>
          </chart:axis>
          <chart:series chart:style-name="ch9" chart:values-cell-range-address="Sheet1.C2:Sheet1.C16" chart:class="chart:scatter">
            <chart:domain table:cell-range-address="Sheet1.A2:Sheet1.A1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3">
                <text:p>463</text:p>
                <draw:g>
                  <svg:desc>Sheet1.A2:Sheet1.A16</svg:desc>
                </draw:g>
              </table:table-cell>
              <table:table-cell office:value-type="float" office:value="17.3931">
                <text:p>17.3931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3">
                <text:p>453</text:p>
              </table:table-cell>
              <table:table-cell office:value-type="float" office:value="14.4501">
                <text:p>14.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3">
                <text:p>443</text:p>
              </table:table-cell>
              <table:table-cell office:value-type="float" office:value="12.4234">
                <text:p>12.42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8">
                <text:p>428</text:p>
              </table:table-cell>
              <table:table-cell office:value-type="float" office:value="10.0358">
                <text:p>10.03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8">
                <text:p>418</text:p>
              </table:table-cell>
              <table:table-cell office:value-type="float" office:value="8.28056">
                <text:p>8.28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">
                <text:p>408</text:p>
              </table:table-cell>
              <table:table-cell office:value-type="float" office:value="7.0821">
                <text:p>7.0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">
                <text:p>398</text:p>
              </table:table-cell>
              <table:table-cell office:value-type="float" office:value="5.885">
                <text:p>5.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">
                <text:p>383</text:p>
              </table:table-cell>
              <table:table-cell office:value-type="float" office:value="3.70604">
                <text:p>3.70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3">
                <text:p>373</text:p>
              </table:table-cell>
              <table:table-cell office:value-type="float" office:value="3.28136">
                <text:p>3.28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">
                <text:p>363</text:p>
              </table:table-cell>
              <table:table-cell office:value-type="float" office:value="2.94017">
                <text:p>2.94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">
                <text:p>353</text:p>
              </table:table-cell>
              <table:table-cell office:value-type="float" office:value="2.67585">
                <text:p>2.675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2.48166">
                <text:p>2.481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8">
                <text:p>328</text:p>
              </table:table-cell>
              <table:table-cell office:value-type="float" office:value="2.41335">
                <text:p>2.41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8">
                <text:p>318</text:p>
              </table:table-cell>
              <table:table-cell office:value-type="float" office:value="2.4447">
                <text:p>2.44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8">
                <text:p>308</text:p>
              </table:table-cell>
              <table:table-cell office:value-type="float" office:value="2.57479">
                <text:p>2.5747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